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pport de projet</text:span></text:p>
      <text:p text:style-name="P2"><text:span text:style-name="T2">Introduction</text:span><text:span text:style-name="T3"/></text:p>
      <text:p text:style-name="P2"><text:span text:style-name="T3">Ce projet a été réalisé par Aghiles Ferrat et Brandon Alves.</text:span></text:p>
      <text:p text:style-name="P2"><text:span text:style-name="T3">Il a été initié en fevrier 2019 et est toujours en cours de développement.</text:span></text:p>
      <text:p text:style-name="P2"><text:span text:style-name="T3">Le but de ce projet est de reproduire une version du jeu Pokemon.</text:span></text:p>
      <text:p text:style-name="P2"><text:span text:style-name="T3">Pour le développement de ce jeu, nous avons utilisé le framework CodeIgniter, la plateforme Github ainsi que Wamp.</text:span></text:p>
      <text:p text:style-name="P2"><text:span text:style-name="T3"/></text:p>
      <text:p text:style-name="P2"><text:span text:style-name="T4">Développement</text:span></text:p>
      <text:p text:style-name="P2"><text:span text:style-name="T5">Le jeu a été placé dans un dossier principal qui se nomme Pokemon. </text:span></text:p>
      <text:p text:style-name="P2"><text:span text:style-name="T5">Dans celui ci on retrouve plusieurs fichiers : _Fichier ReadMe</text:span></text:p>
      <text:p text:style-name="P2"><text:span text:style-name="T5"><text:tab/><text:tab/><text:tab/><text:tab/><text:tab/><text:tab/>_Fichier License</text:span></text:p>
      <text:p text:style-name="P2"><text:span text:style-name="T5"><text:tab/><text:tab/><text:tab/><text:tab/><text:tab/><text:tab/>_L'énoncé</text:span></text:p>
      <text:p text:style-name="P2"><text:span text:style-name="T5"><text:tab/><text:tab/><text:tab/><text:tab/><text:tab/><text:tab/>_Fichier Index.php</text:span></text:p>
      <text:p text:style-name="P2"><text:span text:style-name="T5">On retrouve aussi quatre dossiers :<text:s text:c="3"/>_Dossier .git</text:span></text:p>
      <text:p text:style-name="P2"><text:span text:style-name="T5"><text:tab/><text:tab/><text:tab/><text:tab/><text:tab/>_Dossier application (le coeur du projet)</text:span></text:p>
      <text:p text:style-name="P2"><text:span text:style-name="T5"><text:tab/><text:tab/><text:tab/><text:tab/><text:tab/>_Dossier system</text:span></text:p>
      <text:p text:style-name="P2"><text:span text:style-name="T5"><text:tab/><text:tab/><text:tab/><text:tab/><text:tab/>_Dossier database, </text:span></text:p>
      <text:p text:style-name="P2"><text:span text:style-name="T5"><text:s text:c="8"/>ce dernier contient deux fichiers : _Fichier insertinto.sql</text:span></text:p>
      <text:p text:style-name="P2"><text:span text:style-name="T5"><text:tab/><text:tab/><text:tab/><text:tab/><text:s text:c="4"/><text:tab/><text:s text:c="3"/>_Fichier pokemon.sql (Base de données)</text:span></text:p>
      <text:p text:style-name="P2"><text:span text:style-name="T5">Tout d'abord, il est nécessaire d'effectuer quelques manipulations avant d'avoir accès au jeu. </text:span></text:p>
      <text:p text:style-name="P2"><text:span text:style-name="T5">Les fichiers dans lesquels ces manipulations doivent être faite sont les suivants : </text:span></text:p>
      <text:p text:style-name="P2"><text:span text:style-name="T5">_ application/config/config.php</text:span></text:p>
      <text:p text:style-name="P2"><text:span text:style-name="T5"><text:s text:c="2"/>_application/config/database.php</text:span></text:p>
      <text:p text:style-name="P2"><text:span text:style-name="T5">L'adresse du site pour se connecter est la suivante : $config['base_url']/connection</text:span></text:p>
      <text:p text:style-name="P2"><text:span text:style-name="T5">Le fichier .htaccess active le module de réecriture d'url. </text:span></text:p>
      <text:p text:style-name="P2"><text:span text:style-name="T5">Toutefois il peut poser problème, si c'est le cas il suffit de le supprimer et de rajouter dans application/config/config.php la valeur index.php à la variable $config['index_page'].<text:s text:c="2"/></text:span></text:p>
      <text:p text:style-name="P2"><text:span text:style-name="T5">Une fois connecté on arrive à la page d'acceuil.</text:span><text:span text:style-name="T6"/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